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3dad"/>
    </style:style>
    <style:style style:name="P2" style:family="paragraph" style:parent-style-name="Standard">
      <style:text-properties officeooo:rsid="0010e4c2" officeooo:paragraph-rsid="0010e4c2"/>
    </style:style>
    <style:style style:name="T1" style:family="text">
      <style:text-properties officeooo:rsid="00103dad"/>
    </style:style>
    <style:style style:name="T2" style:family="text">
      <style:text-properties officeooo:rsid="000fb850"/>
    </style:style>
    <style:style style:name="T3" style:family="text">
      <style:text-properties fo:font-style="italic" style:font-style-asian="italic" style:font-style-complex="italic"/>
    </style:style>
    <style:style style:name="T4" style:family="text">
      <style:text-properties fo:font-style="italic" officeooo:rsid="00103dad"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 </text:span><text:span text:style-name="T1">Ren, Z. et al. “</text:span>A sentiment-aware deep learning approach for personality detection from text.” <text:span text:style-name="T1">2021, </text:span><text:span text:style-name="T3">Information Processing and Management. </text:span><text:span text:style-name="T4">(</text:span><text:a xlink:type="simple" xlink:href="https://doi.org/10.1016/j.ipm.2021.102532" text:style-name="Internet_20_link" text:visited-style-name="Visited_20_Internet_20_Link"><text:span text:style-name="T2">https://doi.org/10.1016/j.ipm.2021.102532</text:span></text:a><text:span text:style-name="T1">)</text:span></text:p>
      <text:p text:style-name="P1"><text:span text:style-name="T1">This recent paper improves upon prior work done on personality type prediction based on social media texts and serves as the present benchmark to further develop on. Inspiration can also be taken from the works cited and used in this paper’s methodology. </text:span></text:p>
      <text:p text:style-name="P1"/>
      <text:p text:style-name="P2">2.</text:p>
      <text:p text:style-name="P2"/>
      <text:p text:style-name="P2">3.</text:p>
      <text:p text:style-name="P2"/>
      <text:p text:style-name="P2">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4T20:57:13.606156880</meta:creation-date>
    <meta:generator>LibreOffice/6.4.4.2$Linux_X86_64 LibreOffice_project/40$Build-2</meta:generator>
    <dc:date>2021-06-14T21:15:15.184660678</dc:date>
    <meta:editing-duration>PT7M41S</meta:editing-duration>
    <meta:editing-cycles>2</meta:editing-cycles>
    <meta:document-statistic meta:table-count="0" meta:image-count="0" meta:object-count="0" meta:page-count="1" meta:paragraph-count="5" meta:word-count="66" meta:character-count="447" meta:non-whitespace-character-count="385"/>
  </office:meta>
</office:document-meta>
</file>